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A000000A007C27AEAF87BB2389.png" manifest:media-type="image/png"/>
  <manifest:file-entry manifest:full-path="Pictures/1004441200021C000003C00089020079E0CD98EF.pdf" manifest:media-type="application/pd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tserrat" svg:font-family="Montserrat" style:font-adornments="Regular"/>
    <style:font-face style:name="Montserrat ExtraBold" svg:font-family="'Montserrat ExtraBold'" style:font-adornments="Regular"/>
    <style:font-face style:name="Montserrat Medium" svg:font-family="'Montserrat Medium'" style:font-adornments="Regular"/>
    <style:font-face style:name="Montserrat SemiBold" svg:font-family="'Montserrat SemiBold'" style:font-adornments="Regular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-0.8118in" fo:text-indent="0in" style:auto-text-indent="false" style:page-number="auto" fo:background-color="transparent"/>
      <style:text-properties officeooo:paragraph-rsid="0042d178"/>
    </style:style>
    <style:style style:name="P2" style:family="paragraph">
      <loext:graphic-properties draw:fill-color="#000000"/>
    </style:style>
    <style:style style:name="P3" style:family="paragraph">
      <style:paragraph-properties fo:text-align="end"/>
      <style:text-properties fo:color="#ffffff" style:text-line-through-style="none" style:text-line-through-type="none" style:font-name="Montserrat" fo:font-size="13pt" fo:font-style="normal" style:text-underline-style="none"/>
    </style:style>
    <style:style style:name="P4" style:family="paragraph">
      <style:paragraph-properties fo:text-align="center"/>
      <style:text-properties fo:color="#ffffff" style:text-line-through-style="none" style:text-line-through-type="none" style:font-name="Montserrat" fo:font-size="11pt" fo:font-style="normal" style:text-underline-style="none"/>
    </style:style>
    <style:style style:name="P5" style:family="paragraph">
      <style:paragraph-properties fo:text-align="end"/>
      <style:text-properties fo:color="#ffffff" style:text-line-through-style="none" style:text-line-through-type="none" style:font-name="Montserrat" fo:font-size="10pt" fo:font-style="normal" style:text-underline-style="none" fo:font-weight="bold"/>
    </style:style>
    <style:style style:name="P6" style:family="paragraph">
      <style:paragraph-properties fo:text-align="end"/>
      <style:text-properties fo:color="#ffffff" style:text-line-through-style="none" style:text-line-through-type="none" style:font-name="Montserrat" fo:font-size="14pt" fo:font-style="normal" style:text-underline-style="none" fo:font-weight="normal"/>
    </style:style>
    <style:style style:name="P7" style:family="paragraph">
      <style:paragraph-properties fo:text-align="center"/>
      <style:text-properties fo:color="#ffffff" style:text-line-through-style="none" style:text-line-through-type="none" style:font-name="Montserrat ExtraBold" fo:font-size="10pt" fo:font-style="normal" style:text-underline-style="none" fo:font-weight="800"/>
    </style:style>
    <style:style style:name="P8" style:family="paragraph">
      <style:paragraph-properties fo:text-align="start"/>
      <style:text-properties fo:color="#b2b2b2" style:text-line-through-style="none" style:text-line-through-type="none" style:font-name="Montserrat SemiBold" fo:font-size="9pt" fo:font-style="normal" style:text-underline-style="none" fo:font-weight="600"/>
    </style:style>
    <style:style style:name="P9" style:family="paragraph">
      <style:paragraph-properties fo:text-align="start"/>
      <style:text-properties fo:color="#ffffff" style:text-line-through-style="none" style:text-line-through-type="none" style:font-name="Montserrat SemiBold" fo:font-size="10pt" fo:font-style="normal" style:text-underline-style="none" fo:font-weight="600"/>
    </style:style>
    <style:style style:name="P10" style:family="paragraph">
      <style:paragraph-properties fo:text-align="start"/>
      <style:text-properties fo:color="#cccccc" style:text-line-through-style="none" style:text-line-through-type="none" style:font-name="Montserrat Medium" fo:font-size="14pt" fo:font-style="normal" style:text-underline-style="none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000000" draw:textarea-horizontal-align="justify" draw:textarea-vertical-align="middle" draw:auto-grow-height="false" fo:min-height="0.3008in" fo:min-width="5.37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-color="#000000" draw:textarea-horizontal-align="justify" draw:textarea-vertical-align="middle" draw:auto-grow-height="false" fo:min-height="0.1201in" fo:min-width="1.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fo:background-color="#000000" fo:border="none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fo:background-color="#000000"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000000" draw:textarea-horizontal-align="justify" draw:textarea-vertical-align="middle" draw:auto-grow-height="false" fo:min-height="0.4543in" fo:min-width="0.6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middle" fo:background-color="#000000"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ompany_representative" form:control-implementation="ooo:com.sun.star.form.component.TextField" xml:id="control1" form:id="control1" form:current-value="COMPANY REPRESENTATIV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pany" form:control-implementation="ooo:com.sun.star.form.component.TextField" xml:id="control2" form:id="control2" form:current-value="COMPANY NAM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pany_description" form:control-implementation="ooo:com.sun.star.form.component.TextField" xml:id="control3" form:id="control3" form:current-value="COMPANY SUBTITL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ype" form:control-implementation="ooo:com.sun.star.form.component.TextField" xml:id="control4" form:id="control4" form:current-value="COTIZACIÓ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veloper" form:control-implementation="ooo:com.sun.star.form.component.TextField" xml:id="control5" form:id="control5" form:current-value="DEVELOPE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developer-position" form:control-implementation="ooo:com.sun.star.form.component.TextField" xml:id="control6" form:id="control6" form:current-value="DEVELOPER POSI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otal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date" form:control-implementation="ooo:com.sun.star.form.component.TextField" xml:id="control8" form:id="control8" form:current-value="11 - 3 - 20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trol text:anchor-type="paragraph" draw:z-index="1" draw:name="Shape1" draw:style-name="gr4" draw:text-style-name="P10" svg:width="2.9571in" svg:height="0.4071in" svg:x="-0.1819in" svg:y="2.3409in" draw:control="control1"/><draw:control text:anchor-type="paragraph" draw:z-index="2" draw:name="Shape2" draw:style-name="gr4" draw:text-style-name="P9" svg:width="2.963in" svg:height="0.1878in" svg:x="-0.1819in" svg:y="2.7in" draw:control="control2"/><draw:control text:anchor-type="paragraph" draw:z-index="3" draw:name="Shape3" draw:style-name="gr4" draw:text-style-name="P8" svg:width="2.9689in" svg:height="0.1531in" svg:x="-0.1819in" svg:y="2.8874in" draw:control="control3"/><draw:control text:anchor-type="paragraph" draw:z-index="4" draw:name="Shape4" draw:style-name="gr6" draw:text-style-name="P7" svg:width="1.2331in" svg:height="0.1559in" svg:x="0.0417in" svg:y="3.2008in" draw:control="control4"/><draw:control text:anchor-type="paragraph" draw:z-index="5" draw:name="Shape5" draw:style-name="gr4" draw:text-style-name="P6" svg:width="2.2921in" svg:height="0.2543in" svg:x="3.0957in" svg:y="2.4882in" draw:control="control5"/><draw:control text:anchor-type="paragraph" draw:z-index="6" draw:name="Shape6" draw:style-name="gr4" draw:text-style-name="P5" svg:width="2.026in" svg:height="0.4224in" svg:x="3.3327in" svg:y="2.7661in" draw:control="control6"/><draw:custom-shape text:anchor-type="paragraph" draw:z-index="7" draw:name="Shape7" draw:style-name="gr5" draw:text-style-name="P2" svg:width="0.6858in" svg:height="0.4543in" svg:x="3.8689in" svg:y="3.4575in"><text:p/><draw:enhanced-geometry svg:viewBox="0 0 21600 21600" draw:type="rectangle" draw:enhanced-path="M 0 0 L 21600 0 21600 21600 0 21600 0 0 Z N"/></draw:custom-shape><draw:control text:anchor-type="paragraph" draw:z-index="8" draw:name="Shape9" draw:style-name="gr4" draw:text-style-name="P4" svg:width="0.9248in" svg:height="0.2087in" svg:x="4.3402in" svg:y="8.1228in" draw:control="control7"/><draw:control text:anchor-type="paragraph" draw:z-index="9" draw:name="Shape8" draw:style-name="gr3" draw:text-style-name="P3" svg:width="1.1705in" svg:height="0.2248in" svg:x="4.311in" svg:y="0.4339in" draw:control="control8"/><draw:custom-shape text:anchor-type="paragraph" draw:z-index="10" draw:name="Shape10" draw:style-name="gr2" draw:text-style-name="P2" svg:width="1.098in" svg:height="0.1205in" svg:x="-0.0236in" svg:y="4.1484in"><text:p/><draw:enhanced-geometry svg:viewBox="0 0 21600 21600" draw:type="rectangle" draw:enhanced-path="M 0 0 L 21600 0 21600 21600 0 21600 0 0 Z N"/></draw:custom-shape><draw:custom-shape text:anchor-type="paragraph" draw:z-index="11" draw:name="Shape11" draw:style-name="gr1" draw:text-style-name="P2" svg:width="5.3803in" svg:height="0.3012in" svg:x="0.0083in" svg:y="4.2689in"><text:p/><draw:enhanced-geometry svg:viewBox="0 0 21600 21600" draw:type="rectangle" draw:enhanced-path="M 0 0 L 21600 0 21600 21600 0 21600 0 0 Z N"/></draw:custom-shape><draw:frame draw:style-name="fr1" draw:name="Image1" text:anchor-type="char" svg:x="-0.7398in" svg:y="-0.0201in" svg:width="6.5118in" svg:height="11.6902in" draw:z-index="0"><draw:image xlink:href="Pictures/1004441200021C000003C00089020079E0CD98EF.pdf" xlink:type="simple" xlink:show="embed" xlink:actuate="onLoad" draw:mime-type="application/pdf"/><draw:image xlink:href="Pictures/10000201000005A000000A007C27AEAF87BB238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tserrat" svg:font-family="Montserrat" style:font-adornments="Regular"/>
    <style:font-face style:name="Montserrat ExtraBold" svg:font-family="'Montserrat ExtraBold'" style:font-adornments="Regular"/>
    <style:font-face style:name="Montserrat Medium" svg:font-family="'Montserrat Medium'" style:font-adornments="Regular"/>
    <style:font-face style:name="Montserrat SemiBold" svg:font-family="'Montserrat SemiBold'" style:font-adornments="Regular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925in" style:type="center"/>
          <style:tab-stop style:position="4.98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4925in" style:type="center"/>
          <style:tab-stop style:position="4.9846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5598in" fo:page-height="11.6902in" style:num-format="1" style:print-orientation="portrait" fo:margin-top="0.0201in" fo:margin-bottom="0.7874in" fo:margin-left="0.7874in" fo:margin-right="0.7874in" fo:background-color="#111111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11111" draw:opacity="100%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111111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1T11:46:38.842000000</meta:creation-date>
    <dc:date>2021-11-03T11:45:25.562000000</dc:date>
    <meta:editing-duration>PT3H55M50S</meta:editing-duration>
    <meta:editing-cycles>28</meta:editing-cycles>
    <meta:generator>LibreOffice/7.1.2.2$Windows_X86_64 LibreOffice_project/8a45595d069ef5570103caea1b71cc9d82b2aae4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